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a( String h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setHref( String h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.a( String href , String name , Eleme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setOnFocu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setLang( String 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.setRel( String r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getNeedLineBreak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a( String href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.a( String href , String name , String target , String lang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.a( String href , String name , String target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.a( String href , String name , String target , Eleme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.setTarget( String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.a( String href , String name , String target , String lang , Eleme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.a( String href , Eleme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.a( String href ,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.setRev( String re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.setOnBlu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